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style:font-name="Arimo" fo:font-size="10.5pt" style:font-size-asian="10.5pt" style:font-size-complex="10.5pt"/>
    </style:style>
    <style:style style:name="P3" style:family="paragraph" style:parent-style-name="Standard" style:list-style-name="L2">
      <style:text-properties style:font-name="Arimo" fo:font-size="10.5pt" style:font-size-asian="10.5pt" style:font-size-complex="10.5pt"/>
    </style:style>
    <style:style style:name="P4" style:family="paragraph" style:parent-style-name="Standard">
      <style:text-properties style:font-name="Arimo" fo:font-size="10.5pt" fo:language="it" fo:country="IT" style:font-size-asian="10.5pt" style:font-size-complex="10.5pt"/>
    </style:style>
    <style:style style:name="P5" style:family="paragraph" style:parent-style-name="Standard">
      <style:text-properties style:font-name="Arimo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ext_20_body" style:list-style-name="L1">
      <style:paragraph-properties loext:contextual-spacing="false" fo:margin-top="0cm" fo:margin-bottom="0cm" fo:orphans="2" fo:widows="2" fo:padding="0cm" fo:border="none"/>
      <style:text-properties fo:font-variant="normal" fo:text-transform="none" fo:color="#222222" style:font-name="Arimo" fo:font-size="10.5pt" fo:letter-spacing="normal" fo:font-style="normal" fo:font-weight="normal" style:font-size-asian="10.5pt" style:font-size-complex="10.5pt"/>
    </style:style>
    <style:style style:name="P7" style:family="paragraph" style:parent-style-name="Text_20_body" style:list-style-name="L1">
      <style:paragraph-properties loext:contextual-spacing="false" fo:margin-top="0cm" fo:margin-bottom="0cm" fo:orphans="2" fo:widows="2" fo:padding="0cm" fo:border="none"/>
      <style:text-properties fo:font-variant="normal" fo:text-transform="none" fo:color="#222222" style:font-name="Arimo" fo:font-size="10.5pt" fo:letter-spacing="normal" fo:font-style="normal" fo:font-weight="normal" style:font-size-asian="10.5pt" style:font-size-complex="10.5pt"/>
    </style:style>
    <style:style style:name="P8" style:family="paragraph" style:parent-style-name="Text_20_body">
      <style:paragraph-properties loext:contextual-spacing="false" fo:margin-top="0cm" fo:margin-bottom="0cm" fo:text-align="center" style:justify-single-word="false" fo:orphans="2" fo:widows="2" fo:padding="0cm" fo:border="none"/>
      <style:text-properties fo:font-variant="normal" fo:text-transform="none" fo:color="#222222" style:font-name="Arimo" fo:font-size="10.5pt" fo:letter-spacing="normal" fo:font-style="normal" fo:font-weight="normal" style:font-size-asian="10.5pt" style:font-size-complex="10.5pt"/>
    </style:style>
    <style:style style:name="P9" style:family="paragraph" style:parent-style-name="Text_20_body" style:list-style-name="L1">
      <style:paragraph-properties fo:margin-top="0cm" fo:margin-bottom="0cm" fo:orphans="2" fo:widows="2" fo:padding="0cm" fo:border="none"/>
      <style:text-properties style:font-name="Arimo" fo:font-size="10.5pt" style:font-size-asian="10.5pt" style:font-size-complex="10.5pt"/>
    </style:style>
    <style:style style:name="P10" style:family="paragraph" style:parent-style-name="Text_20_body" style:list-style-name="L1">
      <style:paragraph-properties loext:contextual-spacing="false" fo:margin-top="0cm" fo:margin-bottom="0cm" fo:orphans="2" fo:widows="2" fo:padding="0cm" fo:border="none"/>
      <style:text-properties style:font-name="Arimo" fo:font-size="10.5pt" style:font-size-asian="10.5pt" style:font-size-complex="10.5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6" style:family="text">
      <style:text-properties fo:font-variant="normal" fo:text-transform="none" fo:color="#222222" style:font-name="sans-serif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letter-spacing="normal" fo:font-style="normal" fo:font-weight="normal"/>
    </style:style>
    <style:style style:name="T8" style:family="text">
      <style:text-properties fo:font-variant="normal" fo:text-transform="none" fo:color="#222222" style:font-name="sans-serif" fo:letter-spacing="normal" fo:font-style="italic" fo:font-weight="normal"/>
    </style:style>
    <style:style style:name="T9" style:family="text">
      <style:text-properties fo:font-variant="normal" fo:text-transform="none" fo:color="#222222" style:font-name="sans-serif" fo:letter-spacing="normal" fo:font-style="italic" fo:font-weight="normal"/>
    </style:style>
    <style:style style:name="T10" style:family="text">
      <style:text-properties fo:font-variant="normal" fo:text-transform="none" fo:color="#222222" fo:letter-spacing="normal" fo:font-style="normal" fo:font-weight="normal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italic" fo:font-weight="normal"/>
    </style:style>
    <style:style style:name="T13" style:family="text">
      <style:text-properties fo:font-variant="normal" fo:text-transform="none" fo:color="#222222" fo:letter-spacing="normal" fo:font-style="italic" fo:font-weight="normal"/>
    </style:style>
    <style:style style:name="T14" style:family="text">
      <style:text-properties fo:language="it" fo:country="IT"/>
    </style:style>
    <style:style style:name="T15" style:family="text">
      <style:text-properties fo:language="it" fo:country="IT" fo:background-color="#ffff99"/>
    </style:style>
    <style:style style:name="T16" style:family="text">
      <style:text-properties fo:language="it" fo:country="IT" fo:background-color="transparent"/>
    </style:style>
    <style:style style:name="T17" style:family="text">
      <style:text-properties fo:font-size="14pt" fo:language="it" fo:country="IT" style:font-size-asian="14pt" style:font-size-complex="14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style:font-name="Arial Black" fo:font-size="10.5pt" style:font-size-asian="10.5pt" style:font-size-complex="10.5pt"/>
    </style:style>
    <style:style style:name="T20" style:family="text">
      <style:text-properties style:font-name="Arial Rounded MT Bold" fo:font-size="10.5pt" style:font-size-asian="10.5pt" style:font-size-complex="10.5pt"/>
    </style:style>
    <style:style style:name="T21" style:family="text">
      <style:text-properties style:font-name="Arimo" fo:font-size="10.5pt" style:font-size-asian="10.5pt" style:font-size-complex="10.5pt"/>
    </style:style>
    <style:style style:name="T22" style:family="text">
      <style:text-properties fo:background-color="#ffff99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87196560195370010" text:style-name="L1">
        <text:list-header>
          <text:p text:style-name="P6">Beatrice Bovolenta Andrea Carrer <text:s text:c="3"/>VI C </text:p>
        </text:list-header>
      </text:list>
      <text:p text:style-name="P8">informazioni generali sulla formica :GIGANTIPOS</text:p>
      <text:list xml:id="list38723123" text:continue-numbering="true" text:style-name="L1">
        <text:list-item>
          <text:p text:style-name="P10"><text:span text:style-name="T10">feromoni traccianti (</text:span><text:span text:style-name="T12">trace</text:span><text:span text:style-name="T10">) che rilasciati da un individuo vengono seguiti da appartenenti alla stessa specie come una traccia</text:span></text:p>
        </text:list-item>
        <text:list-item>
          <text:p text:style-name="P6">feromoni di allarme (<text:span text:style-name="T1">alarm</text:span>) che vengono emessi in situazioni di pericolo, inducendo un maggiore stato di vigilanza in quanti li captano</text:p>
        </text:list-item>
        <text:list-item>
          <text:p text:style-name="P6">feromoni innescanti o scatenanti (<text:span text:style-name="T1">primer</text:span>) che inducono nel ricevente modificazioni comportamentali e/o fisiologiche a lungo termine</text:p>
        </text:list-item>
        <text:list-item>
          <text:p text:style-name="P9"><text:span text:style-name="T10">feromoni liberatori o di segnalazione (</text:span><text:span text:style-name="T12">releaser</text:span><text:span text:style-name="T10">) che scatenano comportamenti di aggressione o di accoppiamento nell'animale che li capta.</text:span></text:p>
        </text:list-item>
      </text:list>
      <text:p text:style-name="P2"/>
      <text:p text:style-name="P2">REGINA/LAVORATORE</text:p>
      <text:p text:style-name="P2">siti:</text:p>
      <text:p text:style-name="Standard"><text:a xlink:type="simple" xlink:href="https://www.ants-kalytta.com/Gigantiops-destructor.it.html" text:style-name="Internet_20_link" text:visited-style-name="Visited_20_Internet_20_Link"><text:span text:style-name="T21">https://www.ants-kalytta.com/Gigantiops-destructor.it.html</text:span></text:a></text:p>
      <text:p text:style-name="Standard"><text:a xlink:type="simple" xlink:href="https://www.antweb.org/description.do?genus=gigantiops&amp;name=destructor&amp;rank=species" text:style-name="Internet_20_link" text:visited-style-name="Visited_20_Internet_20_Link"><text:span text:style-name="T21">https://www.antweb.org/description.do?genus=gigantiops&amp;name=destructor&amp;rank=species</text:span></text:a></text:p>
      <text:p text:style-name="P2"/>
      <text:p text:style-name="P5"/>
      <text:p text:style-name="P5">colore<text:span text:style-name="T22">:nero</text:span></text:p>
      <text:p text:style-name="P5">operaie:10-15mm</text:p>
      <text:p text:style-name="P2"><text:span text:style-name="T23">regina:15mm</text:span></text:p>
      <text:p text:style-name="P2">occhi sviluppati</text:p>
      <text:p text:style-name="P2"><text:span text:style-name="T23">6 mascellari (ossi mascella)</text:span></text:p>
      <text:p text:style-name="P2"><text:bookmark text:name="result_box"/><text:span text:style-name="T14">caratteristiche:</text:span></text:p>
      <text:p text:style-name="P2"><text:span text:style-name="T14">-</text:span><text:span text:style-name="T15">Si muovono saltando</text:span><text:span text:style-name="T14"> da foglia a foglia e riconoscono la loro preda da distanze più grandi.</text:span> </text:p>
      <text:p text:style-name="P2"><text:bookmark text:name="result_box1"/><text:span text:style-name="T14">Se si sentono minacciati, </text:span><text:span text:style-name="T15">sono in grado di muoversi all'indietro.</text:span> </text:p>
      <text:p text:style-name="P2"><text:bookmark text:name="result_box2"/><text:span text:style-name="T14">È in grado di </text:span><text:span text:style-name="T15">spruzzare il loro acido</text:span><text:span text:style-name="T14"> molto mirato.</text:span> </text:p>
      <text:p text:style-name="P4"><text:bookmark text:name="result_box3"/>-L'attività di foragamento dei lavoratori è rigomente diurna con un picco tra le 9:30 e le 11:30. </text:p>
      <text:p text:style-name="P2"><text:bookmark text:name="result_box4"/><text:span text:style-name="T14">-</text:span><text:span text:style-name="T15">Raccolgono il nettare</text:span><text:span text:style-name="T14"> extra-floreale di diverse specie di piante e preda su vari piccoli artropodi vivi che rilevano visivamente prima di seguire e saltare su di essi.</text:span> </text:p>
      <text:p text:style-name="P5"><text:bookmark text:name="result_box5"/><text:span text:style-name="T16">-</text:span><text:span text:style-name="T15">Lo stesso individuo può foraggiare sia le prede che le fonti zuccherine durante un singolo viaggio di foraggiamento.</text:span> </text:p>
      <text:p text:style-name="P4"><text:bookmark text:name="result_box6"/>-La totale <text:span text:style-name="T22">mancanza di collaborazione tra i lavoratori</text:span> foraggeri che possono anche <text:span text:style-name="T22">combattere per una preda con un compagno</text:span> .</text:p>
      <text:p text:style-name="P2"><text:bookmark text:name="result_box7"/><text:span text:style-name="T14">-Le memorie motore indipendenti dall'identificazione del punto di riferimento potrebbero comunque risultare utili per formiche come la specie tropicale Gigantiops destructor che foragata in ambienti visivamente complessi.</text:span> </text:p>
      <text:p text:style-name="P2"><text:bookmark text:name="result_box8"/><text:span text:style-name="T14">-In assenza di segnali visivi, le formiche erano</text:span><text:span text:style-name="T15"> in grado di imparare</text:span><text:span text:style-name="T14"> non solo le regole di spostamento del motore, ma anche</text:span><text:span text:style-name="T15"> i modelli di movimento specifici per il percorso.</text:span><text:span text:style-name="T14"> La preferenza delle formiche per le semplici strategie di navigazione è stata dimostrata anche dalla loro tendenza ad </text:span><text:span text:style-name="T15">utilizzare una semplice regola motore ripetitiva </text:span><text:span text:style-name="T14">diversa dalla regola che si prevedeva di apprendere. Questi risultati suggeriscono che basandosi su diversi ricordi sensomotori </text:span><text:span text:style-name="T15">elimina la necessità di formare, memorizzare e recuperare numerose viste di punti di riferimento lungo percorsi di alimentazione</text:span><text:span text:style-name="T14">, che sono potenzialmente cognitivi e richiedono molto tempo in ambienti naturalmente ingombranti</text:span>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1T12:41:26.291000000</meta:creation-date>
    <dc:date>2017-10-15T18:51:56.86</dc:date>
    <meta:editing-duration>PT41M24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25" meta:word-count="350" meta:character-count="2521"/>
  </office:meta>
</office:document-meta>
</file>